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ochkreisdurchmesser</text:p>
          </table:table-cell>
          <table:table-cell/>
          <table:table-cell office:value-type="float" office:value="49">
            <text:p>49.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chabstand</text:p>
          </table:table-cell>
          <table:table-cell/>
          <table:table-cell table:formula="of:=[.D3]/POWER(2;1/2)" office:value-type="float" office:value="34.6482322781408">
            <text:p>34.65</text:p>
          </table:table-cell>
          <table:table-cell/>
          <table:table-cell office:value-type="string">
            <text:p>Abstand Blechbefestigungsschrauben</text:p>
          </table:table-cell>
          <table:table-cell table:number-columns-repeated="2"/>
          <table:table-cell office:value-type="float" office:value="15">
            <text:p>15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öhe des Bleches</text:p>
          </table:table-cell>
          <table:table-cell/>
          <table:table-cell office:value-type="float" office:value="300">
            <text:p>300.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ite des Bleches</text:p>
          </table:table-cell>
          <table:table-cell/>
          <table:table-cell office:value-type="float" office:value="398">
            <text:p>398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icherheitsabstand zum Rand</text:p>
          </table:table-cell>
          <table:table-cell/>
          <table:table-cell office:value-type="float" office:value="10">
            <text:p>10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table:formula="of:=MAX([.D17:.D42])" office:value-type="float" office:value="388">
            <text:p>388.00</text:p>
          </table:table-cell>
          <table:table-cell table:formula="of:=MAX([.E17:.E42])" office:value-type="float" office:value="290">
            <text:p>290.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table:formula="of:=MIN([.D17:.D42])" office:value-type="float" office:value="10">
            <text:p>10.00</text:p>
          </table:table-cell>
          <table:table-cell table:formula="of:=MIN([.E17:.E42])" office:value-type="float" office:value="10">
            <text:p>10.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iff</text:p>
          </table:table-cell>
          <table:table-cell table:formula="of:=[.D10]-[.D11]" office:value-type="float" office:value="378">
            <text:p>378.00</text:p>
          </table:table-cell>
          <table:table-cell table:formula="of:=[.E10]-[.E11]" office:value-type="float" office:value="280">
            <text:p>280.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itte</text:p>
          </table:table-cell>
          <table:table-cell table:formula="of:=[.D11]+[.D12]/2" office:value-type="float" office:value="199">
            <text:p>199.00</text:p>
          </table:table-cell>
          <table:table-cell table:formula="of:=[.E11]+[.E12]/2" office:value-type="float" office:value="150">
            <text:p>150.00</text:p>
          </table:table-cell>
          <table:table-cell table:number-columns-repeated="2"/>
          <table:table-cell office:value-type="string">
            <text:p>min</text:p>
          </table:table-cell>
          <table:table-cell table:formula="of:=MIN([.I17:.I42])" office:value-type="float" office:value="-189">
            <text:p>-189.00</text:p>
          </table:table-cell>
          <table:table-cell table:formula="of:=MIN([.J17:.J42])" office:value-type="float" office:value="-140">
            <text:p>-140.0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max</text:p>
          </table:table-cell>
          <table:table-cell table:formula="of:=MAX([.I17:.I43])" office:value-type="float" office:value="189">
            <text:p>189.00</text:p>
          </table:table-cell>
          <table:table-cell table:formula="of:=MAX([.J17:.J44])" office:value-type="float" office:value="160">
            <text:p>160.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ttelpunkt links unten</text:p>
          </table:table-cell>
          <table:table-cell/>
          <table:table-cell table:formula="of:=[.D9]+[.D4]/2" office:value-type="float" office:value="27.3241161390704">
            <text:p>27.32</text:p>
          </table:table-cell>
          <table:table-cell table:formula="of:=[.D9]+[.D4]/2" office:value-type="float" office:value="27.3241161390704">
            <text:p>27.32</text:p>
          </table:table-cell>
          <table:table-cell/>
          <table:table-cell office:value-type="string">
            <text:p>Mittelpunkt links unten</text:p>
          </table:table-cell>
          <table:table-cell/>
          <table:table-cell table:formula="of:=[.D17]-[.$D$13]" office:value-type="float" office:value="-171.67588386093">
            <text:p>-171.68</text:p>
          </table:table-cell>
          <table:table-cell table:formula="of:=[.E17]-[.$E$13]" office:value-type="float" office:value="-122.67588386093">
            <text:p>-122.6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1</text:p>
          </table:table-cell>
          <table:table-cell/>
          <table:table-cell table:formula="of:=[.D17]-[.$D$4]/2" office:value-type="float" office:value="10">
            <text:p>10.00</text:p>
          </table:table-cell>
          <table:table-cell table:formula="of:=[.$E17]+[.$D$4]/2" office:value-type="float" office:value="44.6482322781408">
            <text:p>44.65</text:p>
          </table:table-cell>
          <table:table-cell/>
          <table:table-cell office:value-type="string">
            <text:p>Loch1</text:p>
          </table:table-cell>
          <table:table-cell/>
          <table:table-cell table:formula="of:=[.D18]-[.$D$13]" office:value-type="float" office:value="-189">
            <text:p>-189.00</text:p>
          </table:table-cell>
          <table:table-cell table:formula="of:=[.E18]-[.$E$13]" office:value-type="float" office:value="-105.351767721859">
            <text:p>-105.3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2</text:p>
          </table:table-cell>
          <table:table-cell/>
          <table:table-cell table:formula="of:=[.D17]+[.$D$4]/2" office:value-type="float" office:value="44.6482322781408">
            <text:p>44.65</text:p>
          </table:table-cell>
          <table:table-cell table:formula="of:=[.$E17]+[.$D$4]/2" office:value-type="float" office:value="44.6482322781408">
            <text:p>44.65</text:p>
          </table:table-cell>
          <table:table-cell/>
          <table:table-cell office:value-type="string">
            <text:p>Loch2</text:p>
          </table:table-cell>
          <table:table-cell/>
          <table:table-cell table:formula="of:=[.D19]-[.$D$13]" office:value-type="float" office:value="-154.351767721859">
            <text:p>-154.35</text:p>
          </table:table-cell>
          <table:table-cell table:formula="of:=[.E19]-[.$E$13]" office:value-type="float" office:value="-105.351767721859">
            <text:p>-105.3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3</text:p>
          </table:table-cell>
          <table:table-cell/>
          <table:table-cell table:formula="of:=[.D17]+[.$D$4]/2" office:value-type="float" office:value="44.6482322781408">
            <text:p>44.65</text:p>
          </table:table-cell>
          <table:table-cell table:formula="of:=[.$E17]-[.$D$4]/2" office:value-type="float" office:value="10">
            <text:p>10.00</text:p>
          </table:table-cell>
          <table:table-cell/>
          <table:table-cell office:value-type="string">
            <text:p>Loch3</text:p>
          </table:table-cell>
          <table:table-cell/>
          <table:table-cell table:formula="of:=[.D20]-[.$D$13]" office:value-type="float" office:value="-154.351767721859">
            <text:p>-154.35</text:p>
          </table:table-cell>
          <table:table-cell table:formula="of:=[.E20]-[.$E$13]" office:value-type="float" office:value="-140">
            <text:p>-14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4</text:p>
          </table:table-cell>
          <table:table-cell/>
          <table:table-cell table:formula="of:=[.D17]-[.$D$4]/2" office:value-type="float" office:value="10">
            <text:p>10.00</text:p>
          </table:table-cell>
          <table:table-cell table:formula="of:=[.$E17]-[.$D$4]/2" office:value-type="float" office:value="10">
            <text:p>10.00</text:p>
          </table:table-cell>
          <table:table-cell/>
          <table:table-cell office:value-type="string">
            <text:p>Loch4</text:p>
          </table:table-cell>
          <table:table-cell/>
          <table:table-cell table:formula="of:=[.D21]-[.$D$13]" office:value-type="float" office:value="-189">
            <text:p>-189.00</text:p>
          </table:table-cell>
          <table:table-cell table:formula="of:=[.E21]-[.$E$13]" office:value-type="float" office:value="-140">
            <text:p>-14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17]" office:value-type="float" office:value="27.3241161390704">
            <text:p>27.32</text:p>
          </table:table-cell>
          <table:table-cell table:formula="of:=[.$E17]+[.$I$4]/2" office:value-type="float" office:value="34.8241161390704">
            <text:p>34.82</text:p>
          </table:table-cell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22]-[.$D$13]" office:value-type="float" office:value="-171.67588386093">
            <text:p>-171.68</text:p>
          </table:table-cell>
          <table:table-cell table:formula="of:=[.E22]-[.$E$13]" office:value-type="float" office:value="-115.17588386093">
            <text:p>-115.1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17]" office:value-type="float" office:value="27.3241161390704">
            <text:p>27.32</text:p>
          </table:table-cell>
          <table:table-cell table:formula="of:=[.$E17]-[.$I$4]/2" office:value-type="float" office:value="19.8241161390704">
            <text:p>19.82</text:p>
          </table:table-cell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23]-[.$D$13]" office:value-type="float" office:value="-171.67588386093">
            <text:p>-171.68</text:p>
          </table:table-cell>
          <table:table-cell table:formula="of:=[.E23]-[.$E$13]" office:value-type="float" office:value="-130.17588386093">
            <text:p>-130.1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aster</text:p>
          </table:table-cell>
          <table:table-cell/>
          <table:table-cell table:formula="of:=[.D17]+50" office:value-type="float" office:value="77.3241161390704">
            <text:p>77.32</text:p>
          </table:table-cell>
          <table:table-cell table:formula="of:=[.E17]" office:value-type="float" office:value="27.3241161390704">
            <text:p>27.32</text:p>
          </table:table-cell>
          <table:table-cell/>
          <table:table-cell office:value-type="string">
            <text:p>Taster</text:p>
          </table:table-cell>
          <table:table-cell/>
          <table:table-cell table:formula="of:=[.D24]-[.$D$13]" office:value-type="float" office:value="-121.67588386093">
            <text:p>-121.68</text:p>
          </table:table-cell>
          <table:table-cell table:formula="of:=[.E24]-[.$E$13]" office:value-type="float" office:value="-122.67588386093">
            <text:p>-122.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ttelpunkt links oben</text:p>
          </table:table-cell>
          <table:table-cell/>
          <table:table-cell table:formula="of:=[.D9]+[.D4]/2" office:value-type="float" office:value="27.3241161390704">
            <text:p>27.32</text:p>
          </table:table-cell>
          <table:table-cell table:formula="of:=[.D6]-[.D9]-[.D4]/2" office:value-type="float" office:value="272.67588386093">
            <text:p>272.68</text:p>
          </table:table-cell>
          <table:table-cell/>
          <table:table-cell office:value-type="string">
            <text:p>Mittelpunkt links oben</text:p>
          </table:table-cell>
          <table:table-cell/>
          <table:table-cell table:formula="of:=[.D26]-[.$D$13]" office:value-type="float" office:value="-171.67588386093">
            <text:p>-171.68</text:p>
          </table:table-cell>
          <table:table-cell table:formula="of:=[.E26]-[.$E$13]" office:value-type="float" office:value="122.67588386093">
            <text:p>122.6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1</text:p>
          </table:table-cell>
          <table:table-cell/>
          <table:table-cell table:formula="of:=[.D26]-[.$D$4]/2" office:value-type="float" office:value="10">
            <text:p>10.00</text:p>
          </table:table-cell>
          <table:table-cell table:formula="of:=[.$E26]+[.$D$4]/2" office:value-type="float" office:value="290">
            <text:p>290.00</text:p>
          </table:table-cell>
          <table:table-cell/>
          <table:table-cell office:value-type="string">
            <text:p>Loch1</text:p>
          </table:table-cell>
          <table:table-cell/>
          <table:table-cell table:formula="of:=[.D27]-[.$D$13]" office:value-type="float" office:value="-189">
            <text:p>-189.00</text:p>
          </table:table-cell>
          <table:table-cell table:formula="of:=[.E27]-[.$E$13]" office:value-type="float" office:value="140">
            <text:p>14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2</text:p>
          </table:table-cell>
          <table:table-cell/>
          <table:table-cell table:formula="of:=[.D26]+[.$D$4]/2" office:value-type="float" office:value="44.6482322781408">
            <text:p>44.65</text:p>
          </table:table-cell>
          <table:table-cell table:formula="of:=[.$E26]+[.$D$4]/2" office:value-type="float" office:value="290">
            <text:p>290.00</text:p>
          </table:table-cell>
          <table:table-cell/>
          <table:table-cell office:value-type="string">
            <text:p>Loch2</text:p>
          </table:table-cell>
          <table:table-cell/>
          <table:table-cell table:formula="of:=[.D28]-[.$D$13]" office:value-type="float" office:value="-154.351767721859">
            <text:p>-154.35</text:p>
          </table:table-cell>
          <table:table-cell table:formula="of:=[.E28]-[.$E$13]" office:value-type="float" office:value="140">
            <text:p>14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3</text:p>
          </table:table-cell>
          <table:table-cell/>
          <table:table-cell table:formula="of:=[.D26]+[.$D$4]/2" office:value-type="float" office:value="44.6482322781408">
            <text:p>44.65</text:p>
          </table:table-cell>
          <table:table-cell table:formula="of:=[.$E26]-[.$D$4]/2" office:value-type="float" office:value="255.351767721859">
            <text:p>255.35</text:p>
          </table:table-cell>
          <table:table-cell/>
          <table:table-cell office:value-type="string">
            <text:p>Loch3</text:p>
          </table:table-cell>
          <table:table-cell/>
          <table:table-cell table:formula="of:=[.D29]-[.$D$13]" office:value-type="float" office:value="-154.351767721859">
            <text:p>-154.35</text:p>
          </table:table-cell>
          <table:table-cell table:formula="of:=[.E29]-[.$E$13]" office:value-type="float" office:value="105.351767721859">
            <text:p>105.3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4</text:p>
          </table:table-cell>
          <table:table-cell/>
          <table:table-cell table:formula="of:=[.D26]-[.$D$4]/2" office:value-type="float" office:value="10">
            <text:p>10.00</text:p>
          </table:table-cell>
          <table:table-cell table:formula="of:=[.$E26]-[.$D$4]/2" office:value-type="float" office:value="255.351767721859">
            <text:p>255.35</text:p>
          </table:table-cell>
          <table:table-cell/>
          <table:table-cell office:value-type="string">
            <text:p>Loch4</text:p>
          </table:table-cell>
          <table:table-cell/>
          <table:table-cell table:formula="of:=[.D30]-[.$D$13]" office:value-type="float" office:value="-189">
            <text:p>-189.00</text:p>
          </table:table-cell>
          <table:table-cell table:formula="of:=[.E30]-[.$E$13]" office:value-type="float" office:value="105.351767721859">
            <text:p>105.3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26]" office:value-type="float" office:value="27.3241161390704">
            <text:p>27.32</text:p>
          </table:table-cell>
          <table:table-cell table:formula="of:=[.$E26]+[.$I$4]/2" office:value-type="float" office:value="280.17588386093">
            <text:p>280.18</text:p>
          </table:table-cell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31]-[.$D$13]" office:value-type="float" office:value="-171.67588386093">
            <text:p>-171.68</text:p>
          </table:table-cell>
          <table:table-cell table:formula="of:=[.E31]-[.$E$13]" office:value-type="float" office:value="130.17588386093">
            <text:p>130.1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26]" office:value-type="float" office:value="27.3241161390704">
            <text:p>27.32</text:p>
          </table:table-cell>
          <table:table-cell table:formula="of:=[.$E26]-[.$I$4]/2" office:value-type="float" office:value="265.17588386093">
            <text:p>265.18</text:p>
          </table:table-cell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32]-[.$D$13]" office:value-type="float" office:value="-171.67588386093">
            <text:p>-171.68</text:p>
          </table:table-cell>
          <table:table-cell table:formula="of:=[.E32]-[.$E$13]" office:value-type="float" office:value="115.17588386093">
            <text:p>115.1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aster</text:p>
          </table:table-cell>
          <table:table-cell/>
          <table:table-cell table:formula="of:=[.D26]+50" office:value-type="float" office:value="77.3241161390704">
            <text:p>77.32</text:p>
          </table:table-cell>
          <table:table-cell table:formula="of:=[.E26]" office:value-type="float" office:value="272.67588386093">
            <text:p>272.68</text:p>
          </table:table-cell>
          <table:table-cell/>
          <table:table-cell office:value-type="string">
            <text:p>Taster</text:p>
          </table:table-cell>
          <table:table-cell/>
          <table:table-cell table:formula="of:=[.D33]-[.$D$13]" office:value-type="float" office:value="-121.67588386093">
            <text:p>-121.68</text:p>
          </table:table-cell>
          <table:table-cell table:formula="of:=[.E33]-[.$E$13]" office:value-type="float" office:value="122.67588386093">
            <text:p>122.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ttelpunkt rechts Mitte</text:p>
          </table:table-cell>
          <table:table-cell/>
          <table:table-cell table:formula="of:=[.D7]-[.D9]-[.D4]/2" office:value-type="float" office:value="370.67588386093">
            <text:p>370.68</text:p>
          </table:table-cell>
          <table:table-cell table:formula="of:=[.D6]/2" office:value-type="float" office:value="150">
            <text:p>150.00</text:p>
          </table:table-cell>
          <table:table-cell/>
          <table:table-cell office:value-type="string">
            <text:p>Mittelpunkt rechts Mitte</text:p>
          </table:table-cell>
          <table:table-cell/>
          <table:table-cell table:formula="of:=[.D35]-[.$D$13]" office:value-type="float" office:value="171.67588386093">
            <text:p>171.68</text:p>
          </table:table-cell>
          <table:table-cell table:formula="of:=[.E35]-[.$E$13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1</text:p>
          </table:table-cell>
          <table:table-cell/>
          <table:table-cell table:formula="of:=[.D35]-[.$D$4]/2" office:value-type="float" office:value="353.351767721859">
            <text:p>353.35</text:p>
          </table:table-cell>
          <table:table-cell table:formula="of:=[.$E35]+[.$D$4]/2" office:value-type="float" office:value="167.32411613907">
            <text:p>167.32</text:p>
          </table:table-cell>
          <table:table-cell/>
          <table:table-cell office:value-type="string">
            <text:p>Loch1</text:p>
          </table:table-cell>
          <table:table-cell/>
          <table:table-cell table:formula="of:=[.D36]-[.$D$13]" office:value-type="float" office:value="154.351767721859">
            <text:p>154.35</text:p>
          </table:table-cell>
          <table:table-cell table:formula="of:=[.E36]-[.$E$13]" office:value-type="float" office:value="17.3241161390704">
            <text:p>17.3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2</text:p>
          </table:table-cell>
          <table:table-cell/>
          <table:table-cell table:formula="of:=[.D35]+[.$D$4]/2" office:value-type="float" office:value="388">
            <text:p>388.00</text:p>
          </table:table-cell>
          <table:table-cell table:formula="of:=[.$E35]+[.$D$4]/2" office:value-type="float" office:value="167.32411613907">
            <text:p>167.32</text:p>
          </table:table-cell>
          <table:table-cell/>
          <table:table-cell office:value-type="string">
            <text:p>Loch2</text:p>
          </table:table-cell>
          <table:table-cell/>
          <table:table-cell table:formula="of:=[.D37]-[.$D$13]" office:value-type="float" office:value="189">
            <text:p>189.00</text:p>
          </table:table-cell>
          <table:table-cell table:formula="of:=[.E37]-[.$E$13]" office:value-type="float" office:value="17.3241161390704">
            <text:p>17.3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3</text:p>
          </table:table-cell>
          <table:table-cell/>
          <table:table-cell table:formula="of:=[.D35]+[.$D$4]/2" office:value-type="float" office:value="388">
            <text:p>388.00</text:p>
          </table:table-cell>
          <table:table-cell table:formula="of:=[.$E35]-[.$D$4]/2" office:value-type="float" office:value="132.67588386093">
            <text:p>132.68</text:p>
          </table:table-cell>
          <table:table-cell/>
          <table:table-cell office:value-type="string">
            <text:p>Loch3</text:p>
          </table:table-cell>
          <table:table-cell/>
          <table:table-cell table:formula="of:=[.D38]-[.$D$13]" office:value-type="float" office:value="189">
            <text:p>189.00</text:p>
          </table:table-cell>
          <table:table-cell table:formula="of:=[.E38]-[.$E$13]" office:value-type="float" office:value="-17.3241161390704">
            <text:p>-17.3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4</text:p>
          </table:table-cell>
          <table:table-cell/>
          <table:table-cell table:formula="of:=[.D35]-[.$D$4]/2" office:value-type="float" office:value="353.351767721859">
            <text:p>353.35</text:p>
          </table:table-cell>
          <table:table-cell table:formula="of:=[.$E35]-[.$D$4]/2" office:value-type="float" office:value="132.67588386093">
            <text:p>132.68</text:p>
          </table:table-cell>
          <table:table-cell/>
          <table:table-cell office:value-type="string">
            <text:p>Loch4</text:p>
          </table:table-cell>
          <table:table-cell/>
          <table:table-cell table:formula="of:=[.D39]-[.$D$13]" office:value-type="float" office:value="154.351767721859">
            <text:p>154.35</text:p>
          </table:table-cell>
          <table:table-cell table:formula="of:=[.E39]-[.$E$13]" office:value-type="float" office:value="-17.3241161390704">
            <text:p>-17.3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35]" office:value-type="float" office:value="370.67588386093">
            <text:p>370.68</text:p>
          </table:table-cell>
          <table:table-cell table:formula="of:=[.$E35]+[.$I$4]/2" office:value-type="float" office:value="157.5">
            <text:p>157.50</text:p>
          </table:table-cell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40]-[.$D$13]" office:value-type="float" office:value="171.67588386093">
            <text:p>171.68</text:p>
          </table:table-cell>
          <table:table-cell table:formula="of:=[.E40]-[.$E$13]" office:value-type="float" office:value="7.5">
            <text:p>7.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35]" office:value-type="float" office:value="370.67588386093">
            <text:p>370.68</text:p>
          </table:table-cell>
          <table:table-cell table:formula="of:=[.$E35]-[.$I$4]/2" office:value-type="float" office:value="142.5">
            <text:p>142.50</text:p>
          </table:table-cell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41]-[.$D$13]" office:value-type="float" office:value="171.67588386093">
            <text:p>171.68</text:p>
          </table:table-cell>
          <table:table-cell table:formula="of:=[.E41]-[.$E$13]" office:value-type="float" office:value="-7.5">
            <text:p>-7.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aster</text:p>
          </table:table-cell>
          <table:table-cell/>
          <table:table-cell table:formula="of:=[.D35]-50" office:value-type="float" office:value="320.67588386093">
            <text:p>320.68</text:p>
          </table:table-cell>
          <table:table-cell table:formula="of:=[.E35]" office:value-type="float" office:value="150">
            <text:p>150.00</text:p>
          </table:table-cell>
          <table:table-cell/>
          <table:table-cell office:value-type="string">
            <text:p>Taster</text:p>
          </table:table-cell>
          <table:table-cell/>
          <table:table-cell table:formula="of:=[.D42]-[.$D$13]" office:value-type="float" office:value="121.67588386093">
            <text:p>121.68</text:p>
          </table:table-cell>
          <table:table-cell table:formula="of:=[.E42]-[.$E$13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ferenzpunkt</text:p>
          </table:table-cell>
          <table:table-cell office:value-type="string">
            <text:p>nicht bohren</text:p>
          </table:table-cell>
          <table:table-cell table:formula="of:=[.D17]" office:value-type="float" office:value="27.3241161390704">
            <text:p>27.32</text:p>
          </table:table-cell>
          <table:table-cell table:formula="of:=[.E35]" office:value-type="float" office:value="150">
            <text:p>150.00</text:p>
          </table:table-cell>
          <table:table-cell/>
          <table:table-cell office:value-type="string">
            <text:p>Lochreihe</text:p>
          </table:table-cell>
          <table:table-cell/>
          <table:table-cell office:value-type="string">
            <text:p>alle 5cm</text:p>
          </table:table-cell>
          <table:table-cell table:formula="of:=150+10" office:value-type="float" office:value="160">
            <text:p>160.00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5:43: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3T19:16:42</meta:creation-date>
    <dc:date>2013-06-26T16:35:10</dc:date>
    <meta:editing-duration>PT47M41S</meta:editing-duration>
    <meta:editing-cycles>8</meta:editing-cycles>
    <meta:generator>LibreOffice/4.0.3.3$Linux_X86_64 LibreOffice_project/400m0$Build-3</meta:generator>
    <meta:document-statistic meta:table-count="3" meta:cell-count="197" meta:object-count="0"/>
  </office:meta>
</office:document-meta>
</file>